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18" calcext:value-type="float">
            <text:p>818</text:p>
          </table:table-cell>
          <table:table-cell table:style-name="ce7" table:formula="of:=COUNTIF([.B7:.B999];&quot;X&quot;)" office:value-type="float" office:value="696" calcext:value-type="float">
            <text:p>696</text:p>
          </table:table-cell>
          <table:table-cell table:style-name="ce7" table:formula="of:=COUNTIF([.C7:.C999];&quot;X&quot;)" office:value-type="float" office:value="15" calcext:value-type="float">
            <text:p>15</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4" calcext:value-type="float">
            <text:p>94</text:p>
          </table:table-cell>
          <table:table-cell table:style-name="ce25" table:formula="of:=SUM([.B2:.F2])" office:value-type="float" office:value="871" calcext:value-type="float">
            <text:p>87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3" table:number-rows-repeated="13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09">00/00/0000</text:date>, <text:time style:data-style-name="N2" text:time-value="19:01:13.15265267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09T19:01:50.354757210</dc:date>
    <meta:editing-duration>PT23H3M10S</meta:editing-duration>
    <meta:editing-cycles>809</meta:editing-cycles>
    <meta:document-statistic meta:table-count="1" meta:cell-count="4924" meta:object-count="0"/>
  </office:meta>
</office:document-meta>
</file>